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3b1" officeooo:paragraph-rsid="000903b1"/>
    </style:style>
    <style:style style:name="P2" style:family="paragraph" style:parent-style-name="Standard">
      <style:text-properties officeooo:rsid="000abbd2" officeooo:paragraph-rsid="000abbd2"/>
    </style:style>
    <style:style style:name="P3" style:family="paragraph" style:parent-style-name="Standard">
      <style:text-properties officeooo:rsid="000b4566" officeooo:paragraph-rsid="000b4566"/>
    </style:style>
    <style:style style:name="P4" style:family="paragraph" style:parent-style-name="Standard">
      <style:text-properties officeooo:rsid="000c2003" officeooo:paragraph-rsid="000c2003"/>
    </style:style>
    <style:style style:name="P5" style:family="paragraph" style:parent-style-name="Standard">
      <style:text-properties officeooo:rsid="000c6e43" officeooo:paragraph-rsid="000c6e43"/>
    </style:style>
    <style:style style:name="P6" style:family="paragraph" style:parent-style-name="Standard">
      <style:text-properties officeooo:rsid="000d572e" officeooo:paragraph-rsid="000d572e"/>
    </style:style>
    <style:style style:name="T1" style:family="text">
      <style:text-properties officeooo:rsid="000abbd2"/>
    </style:style>
    <style:style style:name="T2" style:family="text">
      <style:text-properties officeooo:rsid="000b4566"/>
    </style:style>
    <style:style style:name="T3" style:family="text">
      <style:text-properties officeooo:rsid="000db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n, Hiba, Jeanne, <text:span text:style-name="T1">et Antoine B.</text:span></text:p>
      <text:p text:style-name="P1"/>
      <text:p text:style-name="P2">Ils laissent passer les révolutionnaires puis se font charger par les gardes</text:p>
      <text:p text:style-name="P2">ils en tuent un, attachent, les deux autres <text:span text:style-name="T2">chacun à un arbre</text:span></text:p>
      <text:p text:style-name="P3">puis se dirigent vers le conseil</text:p>
      <text:p text:style-name="P4">Ils y trouvent Varia Cafti, qui retroue son fils, les alertes, paniqué, leur donne de l'eau et du tissu pr se soigner (ils ont pas de l'alcool?)</text:p>
      <text:p text:style-name="P4"/>
      <text:p text:style-name="P4">ils font paniquer les civils puis montent au rempart</text:p>
      <text:p text:style-name="P5"/>
      <text:p text:style-name="P5">Antoine B. A atomisé Garok, Kuvira mal en point se réveille ....</text:p>
      <text:p text:style-name="P6">Ils vont avec Kuvira récupérer des gardes en renfort à la caserne proche de la croisée puis arrivent à la fin du combat porte de l'encrier avec énormément de pertes des deux côtés (ils ont prios pas mal de temps à arriver) et donc avec les 50 gardes en renfort ils se sont rendus </text:p>
      <text:p text:style-name="P6"/>
      <text:p text:style-name="P6">==&gt; direction le Conseil, sans Garok, où l'envoi d'Artistes explorateurs a été décidé, les révolutionnaires emprisonnés, les Humbles déppréciés et souvenus comme de dangereux ratés</text:p>
      <text:p text:style-name="P6">Siam qui a voulu faire entendre les revendications des Humbles, ne reçoit pas assez de soutien, refuse de s'asseoir, s'est faite atomisé par Fred Vil'Batra ==&gt; emmené à l'infirmerie où un mystérieux individu la contacte <text:span text:style-name="T3">et dit qu'ilsoutiendrait sa candidature au poste de poste du conseil <text:s/>de l'Echange, et qu'il faudrait changer de rpz des Humbles, et qu'il connaîtrait quelqu'un si Siam ne voulait pas...</text:span></text:p>
      <text:p text:style-name="P6"/>
      <text:p text:style-name="P6"/>
      <text:p text:style-name="P6">Système :</text:p>
      <text:p text:style-name="P6">contrôle et défense dans les dessins ?</text:p>
      <text:p text:style-name="P6">Pas se faire OS trop facilemen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33S</meta:editing-duration>
    <meta:editing-cycles>5</meta:editing-cycles>
    <meta:generator>LibreOffice/5.0.6.3$Windows_x86 LibreOffice_project/490fc03b25318460cfc54456516ea2519c11d1aa</meta:generator>
    <dc:date>2019-03-05T23:03:21.721000000</dc:date>
    <meta:document-statistic meta:table-count="0" meta:image-count="0" meta:object-count="0" meta:page-count="1" meta:paragraph-count="13" meta:word-count="244" meta:character-count="1410" meta:non-whitespace-character-count="1177"/>
    <meta:user-defined meta:name="Info 1"/>
    <meta:user-defined meta:name="Info 2"/>
    <meta:user-defined meta:name="Info 3"/>
    <meta:user-defined meta:name="Info 4"/>
  </office:meta>
</office:document-meta>
</file>